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13]-[.F1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NF 13301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8"/>
          <table:table-cell table:style-name="ce78" table:formula="of:=[.C15]-[.F15]" office:value-type="float" office:value="500" calcext:value-type="float">
            <text:p>500,00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5])" office:value-type="float" office:value="500" calcext:value-type="float">
            <text:p>500,00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2.425205974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2.426736461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2.4301210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22.773769852</dc:date>
    <meta:print-date>2014-03-31T11:38:55.658630431</meta:print-date>
    <dc:language>pt-PT</dc:language>
    <meta:editing-cycles>528</meta:editing-cycles>
    <meta:editing-duration>P2DT13H24M19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